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04_09-50-30_000.jpg</text:p>
          </table:table-cell>
          <table:table-cell office:value-type="string">
            <text:p>:m music / 楽譜メモ / kb / 20170604 / crown-prog k=D t=60 trill,4-finger ms.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04_09-50-25_000.jpg</text:p>
          </table:table-cell>
          <table:table-cell office:value-type="string">
            <text:p>:m music / 楽譜メモ / kb / 20170604 / crown-prog k=D t=60 trill ms.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04_09-50-15_000.jpg</text:p>
          </table:table-cell>
          <table:table-cell office:value-type="string">
            <text:p>:m music / log / kb / 20170604 || crown-prog k=D sequence-write-out || カデンツ dom-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6-04_00-49-32_000.jpg</text:p>
          </table:table-cell>
          <table:table-cell office:value-type="string">
            <text:p>:m 1*1 RES / free# K6H7DD 29#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03_20-20-41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03_18-25-23_000.jpg</text:p>
          </table:table-cell>
          <table:table-cell office:value-type="string">
            <text:p>:m 1-2*2 RES / 245 127*1#1 / 『ほんとうに頭がよくなる「速読脳」のつくり方』 苫米地英人 / 副交感神経　自律神経　交感神経　末梢神経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03_18-24-40_000.jpg</text:p>
          </table:table-cell>
          <table:table-cell office:value-type="string">
            <text:p>:bookmemo / 読んだ本　/ 『英語は逆から学べ！』　苫米地英人 / 完了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7-06-03_08-54-05_000.jpg</text:p>
          </table:table-cell>
          <table:table-cell office:value-type="string">
            <text:p>:m music / log / kb / 20170603 || crown-prog k=D sequence-write-ou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03_07-34-37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02_19-58-24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6-02_17-30-01_000.jpg</text:p>
          </table:table-cell>
          <table:table-cell office:value-type="string">
            <text:p>:m music / 楽譜メモ / kb / 20170602 / ms.5 mp.1 k=D canon-prog trill トリル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6-02_17-29-44_000.jpg</text:p>
          </table:table-cell>
          <table:table-cell office:value-type="string">
            <text:p>:m music / 楽譜メモ / kb / 20170602 / ms.4 mp.1 k=C canon-prog 別メロ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7-06-02_17-29-28_000.jpg</text:p>
          </table:table-cell>
          <table:table-cell office:value-type="string">
            <text:p>:m music / log / kb / 20170604 || prev.dm-1 dm-1 ms.5 dm.2 || lets+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6-02_16-07-15_000.jpg</text:p>
          </table:table-cell>
          <table:table-cell office:value-type="string">
            <text:p>:m 3*3 RES / free# K6H7DD 28#1 / シュレーディンガー方程式 / 数値的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6-02_16-06-52_000.jpg</text:p>
          </table:table-cell>
          <table:table-cell office:value-type="string">
            <text:p>:m 2*3 RES / free# K6H7DD 28#1 / シュレーディンガー方程式 / 方程式を解く　解析的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6-02_16-06-34_000.jpg</text:p>
          </table:table-cell>
          <table:table-cell office:value-type="string">
            <text:p>:m 1*3 RES / free# K6H7DD 28#1 / シュレーディンガー方程式 / 直交性　FOUND+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6-02_11-15-38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2017/06/04</text:date>, <text:time>10:25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0:25:27.99</dc:date>
    <dc:creator>岩淵 謙</dc:creator>
    <meta:generator>OpenOffice/4.1.3$Win32 OpenOffice.org_project/413m1$Build-9783</meta:generator>
    <meta:editing-duration>PT19M30S</meta:editing-duration>
    <meta:editing-cycles>14</meta:editing-cycles>
    <meta:document-statistic meta:table-count="1" meta:cell-count="54" meta:object-count="0"/>
  </office:meta>
</office:document-meta>
</file>